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9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1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6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20729496" text:id="ct1207294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1_17125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  <text:p text:style-name="P12"/>
            <text:p text:style-name="P12">house / wicked ones / to be exterminated</text:p>
            <text:p text:style-name="P12">and tent / upright ones / to bud</text:p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  <text:p text:style-name="P12"/>
            <text:p text:style-name="P12">there is / way / upright / to. faces – man</text:p>
            <text:p text:style-name="P12">and last+her</text:p>
            <text:p text:style-name="P12"/>
            <text:p text:style-name="P12">ways - death</text:p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  <text:p text:style-name="P12"/>
            <text:p text:style-name="P12">even – in. mirth / to be in pain – heart</text:p>
            <text:p text:style-name="P12">and last+her</text:p>
            <text:p text:style-name="P12"/>
            <text:p text:style-name="P12">rejoicing / affliction</text:p>
          </table:table-cell>
        </table:table-row>
        <table:table-row>
          <table:table-cell table:style-name="表29.A2" office:value-type="string">
            <text:p text:style-name="P15">14:14</text:p>
            <text:p text:style-name="P15"><text:soft-page-break/>יד <text:s/>מִדְּרָכָיו יִשְׂבַּע,</text:p>
            <text:p text:style-name="P15"><text:s/>סוּג לֵב; <text:s text:c="3"/>וּמֵעָלָיו, אִישׁ טוֹב.<text:tab/>14 </text:p>
          </table:table-cell>
          <table:table-cell table:style-name="表29.B2" office:value-type="string">
            <text:p text:style-name="P12"/>
            <text:p text:style-name="P12"/>
            <text:p text:style-name="P12"><text:soft-page-break/>from. ways+his / to be surfeited</text:p>
            <text:p text:style-name="P12"/>
            <text:p text:style-name="P12">one-turning-away / heart / and from. on. him</text:p>
            <text:p text:style-name="P12">man / good</text:p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  <text:p text:style-name="P12"/>
            <text:p text:style-name="P12">one-simple / to believe / to. every – word</text:p>
            <text:p text:style-name="P12">and crafty-one / to consider</text:p>
            <text:p text:style-name="P12"/>
            <text:p text:style-name="P12">to. progress+his</text:p>
          </table:table-cell>
        </table:table-row>
        <table:table-row>
          <table:table-cell table:style-name="表29.A2" office:value-type="string">
            <text:p text:style-name="P23">/] XXX 20200711_1725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6</text:p>
            <text:p text:style-name="P15">חָכָם יָרֵא, וְסָר מֵרָע; <text:s text:c="3"/>וּכְסִיל, מִתְעַבֵּר</text:p>
            <text:p text:style-name="P15"><text:s/>וּבוֹטֵחַ.<text:tab/>16 </text:p>
          </table:table-cell>
          <table:table-cell table:style-name="表29.B2" office:value-type="string">
            <text:p text:style-name="P12"/>
            <text:p text:style-name="P12"/>
            <text:p text:style-name="P12">wise-one / wearing / and to withdraw / from. evil</text:p>
            <text:p text:style-name="P12">and one-stupid / to be enraged</text:p>
            <text:p text:style-name="P12"/>
            <text:p text:style-name="P12">and to trust</text:p>
          </table:table-cell>
        </table:table-row>
        <table:table-row>
          <table:table-cell table:style-name="表29.A2" office:value-type="string">
            <text:p text:style-name="P15">14:17</text:p>
            <text:p text:style-name="P15">יז <text:s/>קְצַר-אַפַּיִם, יַעֲשֶׂה אִוֶּלֶת; <text:s text:c="3"/>וְאִישׁ מְזִמּוֹת, יִשָּׂנֵא.<text:tab/>17</text:p>
          </table:table-cell>
          <table:table-cell table:style-name="表29.B2" office:value-type="string">
            <text:p text:style-name="P12"/>
            <text:p text:style-name="P12"/>
            <text:p text:style-name="P12">short-one – angers / to do </text:p>
            <text:p text:style-name="P12"/>
            <text:p text:style-name="P12">folly / and man / schemes</text:p>
            <text:p text:style-name="P12"/>
            <text:p text:style-name="P12">to be hated</text:p>
          </table:table-cell>
        </table:table-row>
        <table:table-row>
          <table:table-cell table:style-name="表29.A2" office:value-type="string">
            <text:p text:style-name="P15">14:18</text:p>
            <text:p text:style-name="P15">יח <text:s/>נָחֲלוּ פְתָאיִם אִוֶּלֶת; <text:s text:c="3"/>וַעֲרוּמִים, יַכְתִּרוּ דָעַת.<text:tab/>18 </text:p>
          </table:table-cell>
          <table:table-cell table:style-name="表29.B2" office:value-type="string">
            <text:p text:style-name="P12"/>
            <text:p text:style-name="P12"/>
            <text:p text:style-name="P12">to be alotted / ones-simple</text:p>
            <text:p text:style-name="P12"/>
            <text:p text:style-name="P12">folloy / and crafty-ones</text:p>
            <text:p text:style-name="P12"/>
            <text:p text:style-name="P12">to be compassed about / knowledge</text:p>
          </table:table-cell>
        </table:table-row>
        <text:soft-page-break/>
        <table:table-row>
          <table:table-cell table:style-name="表29.A2" office:value-type="string">
            <text:p text:style-name="P15">14:19</text:p>
            <text:p text:style-name="P15">יט <text:s/>שַׁחוּ רָעִים, לִפְנֵי טוֹבִים; <text:s text:c="3"/>וּרְשָׁעִים, </text:p>
            <text:p text:style-name="P15">עַל-שַׁעֲרֵי צַדִּיק.<text:tab/>19</text:p>
          </table:table-cell>
          <table:table-cell table:style-name="表29.B2" office:value-type="string">
            <text:p text:style-name="P12"/>
            <text:p text:style-name="P12"/>
            <text:p text:style-name="P12">to bow down / evil-men / to. faces</text:p>
            <text:p text:style-name="P12">good-men / and wicked ones</text:p>
            <text:p text:style-name="P12"/>
            <text:p text:style-name="P12">on – gates / righteous-one</text:p>
          </table:table-cell>
        </table:table-row>
        <table:table-row>
          <table:table-cell table:style-name="表29.A2" office:value-type="string">
            <text:p text:style-name="P15">14:20</text:p>
            <text:p text:style-name="P15">כ <text:s/>גַּם-לְרֵעֵהוּ, יִשָּׂנֵא רָשׁ; <text:s text:c="3"/>וְאֹהֲבֵי </text:p>
            <text:p text:style-name="P15">עָשִׁיר רַבִּים.<text:tab/>20</text:p>
          </table:table-cell>
          <table:table-cell table:style-name="表29.B2" office:value-type="string">
            <text:p text:style-name="P12"/>
            <text:p text:style-name="P12"/>
            <text:p text:style-name="P12">even – to. associate+his / to be hated</text:p>
            <text:p text:style-name="P12">one-being-destitute / and ones-loving</text:p>
            <text:p text:style-name="P12">rich-man / many</text:p>
          </table:table-cell>
        </table:table-row>
        <table:table-row>
          <table:table-cell table:style-name="表29.A2" office:value-type="string">
            <text:p text:style-name="P15">14:21</text:p>
            <text:p text:style-name="P15">כא <text:s/>בָּז-לְרֵעֵהוּ </text:p>
            <text:p text:style-name="P15">חוֹטֵא; <text:s text:c="3"/>וּמְחוֹנֵן </text:p>
            <text:p text:style-name="P15">עניים (עֲנָוִים) אַשְׁרָיו.</text:p>
          </table:table-cell>
          <table:table-cell table:style-name="表29.B2" office:value-type="string">
            <text:p text:style-name="P12"/>
            <text:p text:style-name="P12"/>
            <text:p text:style-name="P12">ones-despising – to. associate+his</text:p>
            <text:p text:style-name="P12">to sin / and one-being-gracious</text:p>
            <text:p text:style-name="P12"/>
            <text:p text:style-name="P12">humble-ones / happy!+him</text:p>
          </table:table-cell>
        </table:table-row>
        <table:table-row>
          <table:table-cell table:style-name="表29.A2" office:value-type="string">
            <text:p text:style-name="P23">/] XXX 20200712_1710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4_1509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2</text:p>
            <text:p text:style-name="P15">הֲלוֹא-יִתְעוּ, חֹרְשֵׁי רָע; <text:s text:c="3"/>וְחֶסֶד וֶאֱמֶת, </text:p>
            <text:p text:style-name="P15">חֹרְשֵׁי טוֹב.<text:tab/>22 </text:p>
          </table:table-cell>
          <table:table-cell table:style-name="表29.B2" office:value-type="string">
            <text:p text:style-name="P12"/>
            <text:p text:style-name="P12"/>
            <text:p text:style-name="P12">? not – to stray / ones-engrossing / evil</text:p>
            <text:p text:style-name="P12">and kindness / and faithfullness</text:p>
            <text:p text:style-name="P12"/>
            <text:p text:style-name="P12">ones-engrossing / good</text:p>
          </table:table-cell>
        </table:table-row>
        <table:table-row>
          <table:table-cell table:style-name="表29.A2" office:value-type="string">
            <text:p text:style-name="P15">14:23</text:p>
            <text:p text:style-name="P15">כג <text:s/>בְּכָל-עֶצֶב, יִהְיֶה מוֹתָר; <text:s text:c="3"/>וּדְבַר-<text:soft-page-break/>שְׂפָתַיִם, אַךְ-לְמַחְסוֹר.<text:tab/>23</text:p>
          </table:table-cell>
          <table:table-cell table:style-name="表29.B2" office:value-type="string">
            <text:p text:style-name="P12"/>
            <text:p text:style-name="P12"/>
            <text:p text:style-name="P12">in. all – grievous labor / to become</text:p>
            <text:p text:style-name="P12">profit / and speech – lips</text:p>
            <text:p text:style-name="P12"/>
            <text:p text:style-name="P12"><text:soft-page-break/></text:p>
            <text:p text:style-name="P12">/ yea – to. to lack</text:p>
          </table:table-cell>
        </table:table-row>
        <table:table-row>
          <table:table-cell table:style-name="表29.A2" office:value-type="string">
            <text:p text:style-name="P15">14:24</text:p>
            <text:p text:style-name="P15">כד <text:s/>עֲטֶרֶת חֲכָמִים עָשְׁרָם; <text:s text:c="3"/>אִוֶּלֶת כְּסִילִים אִוֶּלֶת.<text:tab/>24 </text:p>
          </table:table-cell>
          <table:table-cell table:style-name="表29.B2" office:value-type="string">
            <text:p text:style-name="P12"/>
            <text:p text:style-name="P12"/>
            <text:p text:style-name="P12">crown / wise ones</text:p>
            <text:p text:style-name="P12"/>
            <text:p text:style-name="P12">riches+them / folly</text:p>
            <text:p text:style-name="P12"/>
            <text:p text:style-name="P12">ones-stupid / folly</text:p>
          </table:table-cell>
        </table:table-row>
        <table:table-row>
          <table:table-cell table:style-name="表29.A2" office:value-type="string">
            <text:p text:style-name="P15">14:25</text:p>
            <text:p text:style-name="P15">כה <text:s/>מַצִּיל נְפָשׁוֹת, עֵד אֱמֶת; <text:s text:c="3"/>וְיָפִחַ כְּזָבִים מִרְמָה.<text:tab/>25 </text:p>
          </table:table-cell>
          <table:table-cell table:style-name="表29.B2" office:value-type="string">
            <text:p text:style-name="P12"/>
            <text:p text:style-name="P12"/>
            <text:p text:style-name="P12">one-rescueing / souls / witness</text:p>
            <text:p text:style-name="P12"/>
            <text:p text:style-name="P12">faithfulness / and to puff / lies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26</text:p>
            <text:p text:style-name="P15">כו <text:s/>בְּיִרְאַת יְהוָה, מִבְטַח-עֹז; <text:s text:c="3"/>וּלְבָנָיו, יִהְיֶה מַחְסֶה.<text:tab/>26 </text:p>
          </table:table-cell>
          <table:table-cell table:style-name="表29.B2" office:value-type="string">
            <text:p text:style-name="P12"/>
            <text:p text:style-name="P12"/>
            <text:p text:style-name="P12">in. fear / jehovah</text:p>
            <text:p text:style-name="P12"/>
            <text:p text:style-name="P12">trust – strength / and for. sons+his</text:p>
            <text:p text:style-name="P12">to become / refuge</text:p>
          </table:table-cell>
        </table:table-row>
        <table:table-row>
          <table:table-cell table:style-name="表29.A2" office:value-type="string">
            <text:p text:style-name="P15">14:27</text:p>
            <text:p text:style-name="P15">כז <text:s/>יִרְאַת יְהוָה, מְקוֹר חַיִּים-- <text:s text:c="3"/>לָסוּר, מִמֹּקְשֵׁי מָוֶת.</text:p>
          </table:table-cell>
          <table:table-cell table:style-name="表29.B2" office:value-type="string">
            <text:p text:style-name="P12"/>
            <text:p text:style-name="P12"/>
            <text:p text:style-name="P12">fear / jehovah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23">/] XXX 20200714_15222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6_17574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8</text:p>
            <text:p text:style-name="P15"><text:soft-page-break/>בְּרָב-עָם הַדְרַת-מֶלֶךְ; <text:s text:c="3"/>וּבְאֶפֶס לְאֹם, מְחִתַּת רָזוֹן.<text:tab/>28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in. multitude – people / honor – king</text:p>
            <text:p text:style-name="P12">and in. limit / folkstem / to undo</text:p>
            <text:p text:style-name="P12"/>
            <text:p text:style-name="P12">chancellor</text:p>
          </table:table-cell>
        </table:table-row>
        <table:table-row>
          <table:table-cell table:style-name="表29.A2" office:value-type="string">
            <text:p text:style-name="P15">14:29</text:p>
            <text:p text:style-name="P15">כט <text:s/>אֶרֶךְ אַפַּיִם, רַב-תְּבוּנָה; <text:s text:c="3"/>וּקְצַר-רוּחַ, מֵרִים אִוֶּלֶת.<text:tab/>29</text:p>
          </table:table-cell>
          <table:table-cell table:style-name="表29.B2" office:value-type="string">
            <text:p text:style-name="P12"/>
            <text:p text:style-name="P12"/>
            <text:p text:style-name="P12">slow / angers / much -</text:p>
            <text:p text:style-name="P12"/>
            <text:p text:style-name="P12">understanding / and short – spirit</text:p>
            <text:p text:style-name="P12"/>
            <text:p text:style-name="P12">to raise up / folly</text:p>
          </table:table-cell>
        </table:table-row>
        <table:table-row>
          <table:table-cell table:style-name="表29.A2" office:value-type="string">
            <text:p text:style-name="P15">14:30</text:p>
            <text:p text:style-name="P15">ל <text:s/>חַיֵּי בְשָׂרִים, לֵב מַרְפֵּא; <text:s text:c="3"/>וּרְקַב עֲצָמוֹת קִנְאָה.<text:tab/>30</text:p>
          </table:table-cell>
          <table:table-cell table:style-name="表29.B2" office:value-type="string">
            <text:p text:style-name="P12"/>
            <text:p text:style-name="P12"/>
            <text:p text:style-name="P12">life / fleshes / heart</text:p>
            <text:p text:style-name="P12"/>
            <text:p text:style-name="P12">healing / and rottenness / bones</text:p>
            <text:p text:style-name="P12"/>
            <text:p text:style-name="P12">jealousy</text:p>
          </table:table-cell>
        </table:table-row>
        <table:table-row>
          <table:table-cell table:style-name="表29.A2" office:value-type="string">
            <text:p text:style-name="P15">14:31</text:p>
            <text:p text:style-name="P15">לא <text:s/>עֹשֵׁק דָּל, חֵרֵף עֹשֵׂהוּ; <text:s text:c="3"/>וּמְכַבְּדוֹ, </text:p>
            <text:p text:style-name="P15">חֹנֵן אֶבְיוֹן.<text:tab/>31</text:p>
          </table:table-cell>
          <table:table-cell table:style-name="表29.B2" office:value-type="string">
            <text:p text:style-name="P12"/>
            <text:p text:style-name="P12"/>
            <text:p text:style-name="P12">to extort / poor-one / to show reproach</text:p>
            <text:p text:style-name="P12">one-making+him / and to glorify+him</text:p>
            <text:p text:style-name="P12">to be gracious / needy-one</text:p>
          </table:table-cell>
        </table:table-row>
        <table:table-row>
          <table:table-cell table:style-name="表29.A2" office:value-type="string">
            <text:p text:style-name="P15">14:32</text:p>
            <text:p text:style-name="P15">לב <text:s/>בְּרָעָתוֹ, יִדָּחֶה רָשָׁע; <text:s text:c="3"/>וְחֹסֶה </text:p>
            <text:p text:style-name="P15">בְמוֹתוֹ צַדִּיק.<text:tab/>32</text:p>
          </table:table-cell>
          <table:table-cell table:style-name="表29.B2" office:value-type="string">
            <text:p text:style-name="P12"/>
            <text:p text:style-name="P12"/>
            <text:p text:style-name="P12">in. evil+him / to be pushed over</text:p>
            <text:p text:style-name="P12"/>
            <text:p text:style-name="P12">wicked-one / and to find refuge</text:p>
            <text:p text:style-name="P12"/>
            <text:p text:style-name="P12">in. death+his / righteous-one</text:p>
          </table:table-cell>
        </table:table-row>
        <table:table-row>
          <table:table-cell table:style-name="表29.A2" office:value-type="string">
            <text:p text:style-name="P23">/] XXX 20200716_181050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14:33</text:p>
            <text:p text:style-name="P15">לג <text:s/>בְּלֵב נָבוֹן, תָּנוּחַ חָכְמָה; <text:s text:c="3"/>וּבְקֶרֶב כְּסִילִים, תִּוָּדֵעַ.<text:tab/>33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4</text:p>
            <text:p text:style-name="P15">לד <text:s/>צְדָקָה תְרוֹמֵם-גּוֹי; <text:s text:c="3"/>וְחֶסֶד לְאֻמִּים חַטָּא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5</text:p>
            <text:p text:style-name="P15"><text:s/>רְצוֹן-מֶלֶךְ, לְעֶבֶד מַשְׂכִּיל; <text:s text:c="3"/>וְעֶבְרָתוֹ, תִּהְיֶה מֵבִישׁ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</text:p>
            <text:p text:style-name="P15">מַעֲנֶה-רַּךְ, יָשִׁיב חֵמָה; <text:s text:c="3"/>וּדְבַר-עֶצֶב, יַעֲלֶה-אָף.<text:tab/>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2</text:p>
            <text:p text:style-name="P15">ב <text:s/>לְשׁוֹן חֲכָמִים, תֵּיטִיב דָּעַת; <text:s text:c="3"/>וּפִי כְסִילִים, יַבִּיעַ אִוֶּלֶת.<text:tab/>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3</text:p>
            <text:p text:style-name="P15">ג <text:s/>בְּכָל-מָקוֹם, עֵינֵי <text:soft-page-break/>יְהוָה; <text:s text:c="3"/>צֹפוֹת, רָעִים וְטוֹבִים.<text:tab/>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4</text:p>
            <text:p text:style-name="P15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><text:soft-page-break/></text:p>
      <text:p text:style-name="P21"/>
      <text:p text:style-name="P21"/>
      <text:p text:style-name="P21"/>
      <text:p text:style-name="P1">------------------------------------------------------------ TEMPLATE<text:change text:change-id="ct120729496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<text:soft-page-break/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3921084595140618837" text:style-name="L1">
        <text:list-item>
          <text:p text:style-name="P37">time label ==&gt; paste</text:p>
        </text:list-item>
        <text:list-item>
          <text:p text:style-name="P37">“@@@” ==&gt; move to → at the bottom of the doc area</text:p>
        </text:list-item>
        <text:list-item>
          <text:p text:style-name="P37">DUP : template</text:p>
        </text:list-item>
        <text:list-item>
          <text:p text:style-name="P37">close</text:p>
          <text:list>
            <text:list-item>
              <text:p text:style-name="P37">web pages</text:p>
            </text:list-item>
            <text:list-item>
              <text:p text:style-name="P37">sheet file</text:p>
            </text:list-item>
            <text:list-item>
              <text:p text:style-name="P37">folders (if any)</text:p>
            </text:list-item>
            <text:list-item>
              <text:p text:style-name="P37">this</text:p>
            </text:list-item>
          </text:list>
        </text:list-item>
      </text:list>
      <text:p text:style-name="P6">/ --------------------------------------- [STEPS : closing] 20191009_161940 /</text:p>
      <text:p text:style-name="P6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754603513061318123" text:style-name="L2">
              <text:list-item>
                <text:p text:style-name="P28">right-click &gt; r &gt; i &gt; <text:span text:style-name="T8">↑ &gt; Ret (inset rows)</text:span></text:p>
                <text:list>
                  <text:list-item>
                    <text:p text:style-name="P29">enter “a” x 3 (marker)</text:p>
                  </text:list-item>
                  <text:list-item>
                    <text:p text:style-name="P29">M – w &gt; a (new window)</text:p>
                  </text:list-item>
                </text:list>
              </text:list-item>
              <text:list-item>
                <text:p text:style-name="P29">C – f &gt; “@”x3 &gt; Ret (find “@”x3)</text:p>
                <text:list>
                  <text:list-item>
                    <text:p text:style-name="P29">C – x (cut)</text:p>
                  </text:list-item>
                  <text:list-item>
                    <text:p text:style-name="P29">C – f &gt; “a” x 3 &gt; Ret &gt; C – v (find, paste)</text:p>
                  </text:list-item>
                </text:list>
              </text:list-item>
              <text:list-item>
                <text:p text:style-name="P29">C – f &gt; “]” &gt; Ret (find “template”)</text:p>
                <text:list>
                  <text:list-item>
                    <text:p text:style-name="P29">select ==&gt; cells</text:p>
                  </text:list-item>
                  <text:list-item>
                    <text:p text:style-name="P29">C – c &gt; C – Home &gt; C – f &gt; “@” x 3 (copy, find label)</text:p>
                  </text:list-item>
                  <text:list-item>
                    <text:p text:style-name="P29">C - ← x 2 &gt; ↑ <text:s/>(navigation)</text:p>
                  </text:list-item>
                </text:list>
              </text:list-item>
              <text:list-item>
                <text:p text:style-name="P29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1255731640017026055" text:style-name="L3">
              <text:list-item>
                <text:p text:style-name="P30">in a cell</text:p>
                <text:list>
                  <text:list-item>
                    <text:p text:style-name="P30">C – End</text:p>
                  </text:list-item>
                  <text:list-item>
                    <text:p text:style-name="P30">Right click &gt; r &gt; i &gt; C – a &gt; 7 &gt; Ret (insert rows)</text:p>
                  </text:list-item>
                </text:list>
              </text:list-item>
              <text:list-item>
                <text:p text:style-name="P30">template ==&gt; C/P</text:p>
              </text:list-item>
              <text:list-item>
                <text:p text:style-name="P30">enter ==&gt; verse number</text:p>
                <text:list>
                  <text:list-item>
                    <text:p text:style-name="P30">copy → trunk string</text:p>
                  </text:list-item>
                  <text:list-item>
                    <text:p text:style-name="P30"><text:soft-page-break/>↓ &gt; C – v &gt; number &gt; Ret &gt; ↓</text:p>
                  </text:list-item>
                </text:list>
              </text:list-item>
              <text:list-item>
                <text:p text:style-name="P30">text ==&gt; C/P</text:p>
              </text:list-item>
              <text:list-item>
                <text:p text:style-name="P30">select ==&gt; string</text:p>
                <text:list>
                  <text:list-item>
                    <text:p text:style-name="P30">click on the right side of a numbering char</text:p>
                  </text:list-item>
                  <text:list-item>
                    <text:p text:style-name="P30">S – X (X = any char in the first line of the target text)</text:p>
                  </text:list-item>
                  <text:list-item>
                    <text:p text:style-name="P30">S – End (select the whole text area)</text:p>
                  </text:list-item>
                  <text:list-item>
                    <text:p text:style-name="P30">C – x (cut)</text:p>
                  </text:list-item>
                  <text:list-item>
                    <text:p text:style-name="P30">Tab (back)</text:p>
                  </text:list-item>
                  <text:list-item>
                    <text:p text:style-name="P30">C – v</text:p>
                  </text:list-item>
                  <text:list-item>
                    <text:p text:style-name="P30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8066112723025314808" text:style-name="L4">
              <text:list-item>
                <text:p text:style-name="P31">C – end (move to the end of the cell)</text:p>
              </text:list-item>
              <text:list-item>
                <text:p text:style-name="P31">Right click &gt; r &gt; i &gt; ↑ &gt; Ret (insert rows)</text:p>
              </text:list-item>
              <text:list-item>
                <text:p text:style-name="P31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16T18:10:52.86</dc:date>
    <dc:creator>iwabuchi ken</dc:creator>
    <meta:editing-duration>P6DT14H32M16S</meta:editing-duration>
    <meta:editing-cycles>514</meta:editing-cycles>
    <meta:generator>OpenOffice/4.1.3$Win32 OpenOffice.org_project/413m1$Build-9783</meta:generator>
    <meta:document-statistic meta:table-count="12" meta:image-count="0" meta:object-count="0" meta:page-count="36" meta:paragraph-count="890" meta:word-count="5212" meta:character-count="24956"/>
  </office:meta>
</office:document-meta>
</file>